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026cm"/>
    </style:style>
    <style:style style:name="Table1.A1" style:family="table-cell">
      <style:table-cell-properties fo:padding="0.097cm" fo:border="0.002cm solid #000000"/>
    </style:style>
    <style:style style:name="P1" style:family="paragraph" style:parent-style-name="Preformatted_20_Text">
      <style:text-properties fo:color="#000000" style:font-name="Bitstream Vera Sans Mono" fo:font-size="8pt" style:font-size-asian="8pt" style:font-size-complex="8pt"/>
    </style:style>
    <style:style style:name="P2" style:family="paragraph" style:parent-style-name="Preformatted_20_Text">
      <style:text-properties fo:font-variant="normal" fo:text-transform="none" fo:color="#000000" style:font-name="Bitstream Vera Sans Mono" fo:font-size="8pt" fo:background-color="#ffffff" style:font-size-asian="8pt" style:font-size-complex="8pt"/>
    </style:style>
    <style:style style:name="P3" style:family="paragraph" style:parent-style-name="Preformatted_20_Text">
      <style:text-properties fo:font-variant="normal" fo:text-transform="none" fo:color="#000000" style:font-name="Bitstream Vera Sans Mono" fo:font-size="8pt" fo:font-style="normal" fo:background-color="#ffffff" style:font-size-asian="8pt" style:font-size-complex="8pt"/>
    </style:style>
    <style:style style:name="P4" style:family="paragraph" style:parent-style-name="Preformatted_20_Text">
      <style:paragraph-properties fo:margin-top="0cm" fo:margin-bottom="0.499cm"/>
      <style:text-properties fo:color="#000000" style:font-name="Bitstream Vera Sans Mono" fo:font-size="8pt" style:font-size-asian="8pt" style:font-size-complex="8pt"/>
    </style:style>
    <style:style style:name="T1" style:family="text">
      <style:text-properties fo:font-variant="normal" fo:text-transform="none" fo:background-color="#ffffff"/>
    </style:style>
    <style:style style:name="T2" style:family="text">
      <style:text-properties fo:font-weight="bold"/>
    </style:style>
    <style:style style:name="T3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<text:s/>1: </text:span>#include &lt;stdio<text:span text:style-name="T2">.</text:span>h&gt;</text:p>
            <text:p text:style-name="P2"><text:s/>2: </text:p>
            <text:p text:style-name="P1"><text:span text:style-name="T1"><text:s/>3: </text:span>extern <text:span text:style-name="T2">int</text:span> contador<text:span text:style-name="T2">;</text:span></text:p>
            <text:p text:style-name="P2"><text:s/>4: </text:p>
            <text:p text:style-name="P1"><text:span text:style-name="T1"><text:s/>5: </text:span>extern <text:span text:style-name="T2">const</text:span> <text:span text:style-name="T2">int</text:span> ROWS<text:span text:style-name="T2">;</text:span></text:p>
            <text:p text:style-name="P1"><text:span text:style-name="T1"><text:s/>6: </text:span>extern <text:span text:style-name="T2">int</text:span> TABS<text:span text:style-name="T2">;</text:span></text:p>
            <text:p text:style-name="P1"><text:span text:style-name="T1"><text:s/>7: </text:span>extern <text:span text:style-name="T2">int</text:span> MINI<text:span text:style-name="T2">;</text:span></text:p>
            <text:p text:style-name="P2"><text:s/>8: </text:p>
            <text:p text:style-name="P1"><text:span text:style-name="T1"><text:s/>9: </text:span><text:span text:style-name="T2">int</text:span> findNextZero<text:span text:style-name="T2">(int</text:span> *mtx<text:span text:style-name="T2">,</text:span> <text:span text:style-name="T2">int</text:span> atual<text:span text:style-name="T2">)</text:span> <text:span text:style-name="T2">{</text:span></text:p>
            <text:p text:style-name="P1"><text:span text:style-name="T1">10: </text:span><text:s text:c="4"/><text:span text:style-name="T2">int</text:span> k<text:span text:style-name="T2">;</text:span></text:p>
            <text:p text:style-name="P1"><text:span text:style-name="T1">11: </text:span><text:s text:c="4"/><text:span text:style-name="T2">for</text:span> <text:span text:style-name="T2">(</text:span>k=atual<text:span text:style-name="T2">;</text:span>k&lt;TABS<text:span text:style-name="T2">;</text:span>k++<text:span text:style-name="T2">)</text:span> <text:span text:style-name="T2">if</text:span> <text:span text:style-name="T2">(</text:span>0==*<text:span text:style-name="T2">(</text:span>mtx+k<text:span text:style-name="T2">))</text:span> <text:span text:style-name="T2">return</text:span> k<text:span text:style-name="T2">;</text:span></text:p>
            <text:p text:style-name="P1"><text:span text:style-name="T1">12: </text:span><text:s text:c="4"/><text:span text:style-name="T2">return</text:span> 999<text:span text:style-name="T2">;</text:span></text:p>
            <text:p text:style-name="P1"><text:span text:style-name="T1">13: </text:span><text:span text:style-name="T2">}</text:span></text:p>
            <text:p text:style-name="P3">14: </text:p>
            <text:p text:style-name="P1"><text:span text:style-name="T1">15: </text:span><text:span text:style-name="T2">int</text:span> colocaNum<text:span text:style-name="T2">(int</text:span> *mtx<text:span text:style-name="T2">,</text:span> <text:span text:style-name="T2">int</text:span> off<text:span text:style-name="T2">,</text:span> <text:span text:style-name="T2">int</text:span> cand<text:span text:style-name="T2">)</text:span> <text:span text:style-name="T2">{</text:span></text:p>
            <text:p text:style-name="P1"><text:span text:style-name="T1">16: </text:span><text:s text:c="4"/><text:span text:style-name="T2">int</text:span> i<text:span text:style-name="T2">,</text:span>j<text:span text:style-name="T2">;</text:span></text:p>
            <text:p text:style-name="P3">17: </text:p>
            <text:p text:style-name="P1"><text:span text:style-name="T1">18: </text:span><text:s text:c="4"/><text:span text:style-name="T2">int</text:span> q<text:span text:style-name="T2">,</text:span> r<text:span text:style-name="T2">,</text:span> ll<text:span text:style-name="T2">,</text:span> cc<text:span text:style-name="T2">,</text:span> qq<text:span text:style-name="T2">;</text:span></text:p>
            <text:p text:style-name="P3">19: </text:p>
            <text:p text:style-name="P1"><text:span text:style-name="T1">20: </text:span><text:s text:c="4"/><text:span text:style-name="T2">int</text:span> line<text:span text:style-name="T2">,</text:span> colm<text:span text:style-name="T2">,</text:span> quad<text:span text:style-name="T2">;</text:span></text:p>
            <text:p text:style-name="P3">21: </text:p>
            <text:p text:style-name="P1"><text:span text:style-name="T1">22: </text:span><text:s text:c="4"/>q = off / ROWS<text:span text:style-name="T2">;</text:span> <text:span text:style-name="T3">/* indice das linhas */</text:span></text:p>
            <text:p text:style-name="P1"><text:span text:style-name="T1">23: </text:span><text:s text:c="4"/>r = off % ROWS<text:span text:style-name="T2">;</text:span> <text:span text:style-name="T3">/* indice das colunas */</text:span></text:p>
            <text:p text:style-name="P3">24: </text:p>
            <text:p text:style-name="P1"><text:span text:style-name="T1">25: </text:span><text:s text:c="4"/>ll = q/MINI<text:span text:style-name="T2">;</text:span> <text:span text:style-name="T3">/* indice da linha do quadrante */</text:span></text:p>
            <text:p text:style-name="P1"><text:span text:style-name="T1">26: </text:span><text:s text:c="4"/>cc = r/MINI<text:span text:style-name="T2">;</text:span> <text:span text:style-name="T3">/* indice da coluna do quadrante */</text:span></text:p>
            <text:p text:style-name="P3">27: </text:p>
            <text:p text:style-name="P1"><text:span text:style-name="T1">28: </text:span><text:s text:c="4"/><text:span text:style-name="T3">/* Abaixo o algoritmo varre a tabela em busca de numeros repetidos */</text:span></text:p>
            <text:p text:style-name="P3">29: </text:p>
            <text:p text:style-name="P1"><text:span text:style-name="T1">30: </text:span><text:s text:c="4"/><text:span text:style-name="T3">/* Linhas e Colunas */</text:span></text:p>
            <text:p text:style-name="P1"><text:span text:style-name="T1">31: </text:span><text:s text:c="4"/><text:span text:style-name="T2">for(</text:span>i=0<text:span text:style-name="T2">;</text:span>i&lt;ROWS<text:span text:style-name="T2">;</text:span>i++<text:span text:style-name="T2">)</text:span> <text:span text:style-name="T2">{</text:span></text:p>
            <text:p text:style-name="P1"><text:span text:style-name="T1">32: </text:span><text:s text:c="12"/>line = q*ROWS+i<text:span text:style-name="T2">;</text:span></text:p>
            <text:p text:style-name="P1"><text:span text:style-name="T1">33: </text:span><text:s text:c="12"/>colm = i*ROWS+r<text:span text:style-name="T2">;</text:span></text:p>
            <text:p text:style-name="P1"><text:span text:style-name="T1">34: </text:span><text:s text:c="12"/><text:span text:style-name="T2">if</text:span> <text:span text:style-name="T2">(</text:span> *<text:span text:style-name="T2">(</text:span>mtx+line<text:span text:style-name="T2">)</text:span>==cand || *<text:span text:style-name="T2">(</text:span>mtx+colm<text:span text:style-name="T2">)</text:span>==cand <text:span text:style-name="T2">)</text:span> <text:span text:style-name="T2">{</text:span></text:p>
            <text:p text:style-name="P1"><text:span text:style-name="T1">35: </text:span><text:s text:c="20"/><text:span text:style-name="T2">return</text:span> 1<text:span text:style-name="T2">;</text:span></text:p>
            <text:p text:style-name="P1"><text:span text:style-name="T1">36: </text:span><text:s text:c="12"/><text:span text:style-name="T2">}</text:span></text:p>
            <text:p text:style-name="P1"><text:span text:style-name="T1">37: </text:span><text:s text:c="4"/><text:span text:style-name="T2">}</text:span></text:p>
            <text:p text:style-name="P1"><text:span text:style-name="T1">38: </text:span><text:s text:c="4"/><text:span text:style-name="T3">/* Quadrantex 3x3 */</text:span></text:p>
            <text:p text:style-name="P3">39: </text:p>
            <text:p text:style-name="P1"><text:span text:style-name="T1">40: </text:span><text:s text:c="4"/><text:span text:style-name="T2">for</text:span> <text:span text:style-name="T2">(</text:span>i=0<text:span text:style-name="T2">;</text:span>i&lt;MINI<text:span text:style-name="T2">;</text:span>i++<text:span text:style-name="T2">)</text:span> <text:span text:style-name="T2">{</text:span></text:p>
            <text:p text:style-name="P1"><text:span text:style-name="T1">41: </text:span><text:s text:c="12"/><text:span text:style-name="T2">for(</text:span>j=0<text:span text:style-name="T2">;</text:span>j&lt;MINI<text:span text:style-name="T2">;</text:span>j++<text:span text:style-name="T2">)</text:span> <text:span text:style-name="T2">{</text:span></text:p>
            <text:p text:style-name="P1"><text:span text:style-name="T1">42: </text:span><text:s text:c="20"/><text:span text:style-name="T3">/* formula q gera o quadrante */</text:span></text:p>
            <text:p text:style-name="P1"><text:span text:style-name="T1">43: </text:span><text:s text:c="20"/>quad = ROWS*<text:span text:style-name="T2">(</text:span>i+<text:span text:style-name="T2">(</text:span>ll*MINI<text:span text:style-name="T2">))</text:span>+<text:span text:style-name="T2">(</text:span>MINI*cc<text:span text:style-name="T2">)</text:span>+j<text:span text:style-name="T2">;</text:span> </text:p>
            <text:p text:style-name="P1"><text:span text:style-name="T1">44: </text:span><text:s text:c="20"/><text:span text:style-name="T2">if(</text:span>*<text:span text:style-name="T2">(</text:span>mtx+quad<text:span text:style-name="T2">)</text:span>==cand<text:span text:style-name="T2">)</text:span> <text:span text:style-name="T2">return</text:span> 1<text:span text:style-name="T2">;</text:span> </text:p>
            <text:p text:style-name="P1"><text:span text:style-name="T1">45: </text:span><text:s text:c="12"/><text:span text:style-name="T2">}</text:span></text:p>
            <text:p text:style-name="P1"><text:span text:style-name="T1">46: </text:span><text:s text:c="4"/><text:span text:style-name="T2">}</text:span></text:p>
            <text:p text:style-name="P3">47: </text:p>
            <text:p text:style-name="P1"><text:span text:style-name="T1">48: </text:span><text:s text:c="4"/><text:span text:style-name="T3">/* Se todos os testes estao ok, retorna 0 */</text:span></text:p>
            <text:p text:style-name="P1"><text:span text:style-name="T1">49: </text:span><text:s text:c="4"/><text:span text:style-name="T2">return</text:span> 0<text:span text:style-name="T2">;</text:span></text:p>
            <text:p text:style-name="P1"><text:span text:style-name="T1">50: </text:span><text:span text:style-name="T2">}</text:span></text:p>
            <text:p text:style-name="P1"><text:span text:style-name="T1">51: </text:span><text:span text:style-name="T2">int</text:span> solveRec<text:span text:style-name="T2">(int</text:span> *matriz<text:span text:style-name="T2">,</text:span> <text:span text:style-name="T2">int</text:span> offset<text:span text:style-name="T2">)</text:span> <text:span text:style-name="T2">{</text:span></text:p>
            <text:p text:style-name="P3">52: </text:p>
            <text:p text:style-name="P1"><text:span text:style-name="T1">53: </text:span><text:s text:c="4"/><text:span text:style-name="T2">int</text:span> i<text:span text:style-name="T2">,</text:span> next<text:span text:style-name="T2">;</text:span></text:p>
            <text:p text:style-name="P3">54: </text:p>
            <text:p text:style-name="P1"><text:span text:style-name="T1">55: </text:span><text:s text:c="4"/><text:span text:style-name="T3">/* Tenta colocar um numero */</text:span></text:p>
            <text:p text:style-name="P3">56: </text:p>
            <text:p text:style-name="P1"><text:span text:style-name="T1">57: </text:span><text:s text:c="4"/><text:span text:style-name="T2">for</text:span> <text:span text:style-name="T2">(</text:span>i=ROWS<text:span text:style-name="T2">;</text:span>i&gt;=1<text:span text:style-name="T2">;</text:span>i--<text:span text:style-name="T2">)</text:span> <text:span text:style-name="T2">{</text:span></text:p>
            <text:p text:style-name="P1"><text:span text:style-name="T1">58: </text:span><text:s text:c="12"/><text:span text:style-name="T2">if</text:span> <text:span text:style-name="T2">(</text:span>0==colocaNum<text:span text:style-name="T2">(</text:span>matriz<text:span text:style-name="T2">,</text:span> offset<text:span text:style-name="T2">,</text:span> i<text:span text:style-name="T2">))</text:span> <text:span text:style-name="T2">{</text:span></text:p>
            <text:p text:style-name="P3">59: </text:p>
            <text:p text:style-name="P1"><text:span text:style-name="T1">60: </text:span><text:s text:c="20"/>*<text:span text:style-name="T2">(</text:span>matriz+offset<text:span text:style-name="T2">)</text:span>=i<text:span text:style-name="T2">;</text:span></text:p>
            <text:p text:style-name="P1"><text:span text:style-name="T1">61: </text:span><text:s text:c="20"/>contador++<text:span text:style-name="T2">;</text:span></text:p>
            <text:p text:style-name="P1"><text:span text:style-name="T1">62: </text:span><text:s text:c="20"/></text:p>
            <text:p text:style-name="P1"><text:span text:style-name="T1">63: </text:span><text:s text:c="20"/><text:span text:style-name="T3">/* Descobre a proxima casa nula */</text:span></text:p>
            <text:p text:style-name="P1"><text:span text:style-name="T1">64: </text:span><text:s text:c="20"/>next = findNextZero<text:span text:style-name="T2">(</text:span>matriz<text:span text:style-name="T2">,</text:span> offset<text:span text:style-name="T2">);</text:span></text:p>
            <text:p text:style-name="P1"><text:span text:style-name="T1">65: </text:span><text:s text:c="20"/><text:span text:style-name="T3">/* Nao ha mais casas a testar */</text:span></text:p>
            <text:p text:style-name="P1"><text:span text:style-name="T1">66: </text:span><text:s text:c="20"/><text:span text:style-name="T2">if</text:span> <text:span text:style-name="T2">(</text:span>999==next<text:span text:style-name="T2">)</text:span> <text:span text:style-name="T2">return</text:span> 0<text:span text:style-name="T2">;</text:span></text:p>
            <text:p text:style-name="P1"><text:span text:style-name="T1">67: </text:span><text:s text:c="20"/><text:span text:style-name="T3">/* Continua para as proximas casas */</text:span></text:p>
            <text:p text:style-name="P1"><text:span text:style-name="T1">68: </text:span><text:s text:c="20"/><text:span text:style-name="T2">else</text:span> <text:span text:style-name="T2">if(</text:span>0==solveRec<text:span text:style-name="T2">(</text:span>matriz<text:span text:style-name="T2">,</text:span> next<text:span text:style-name="T2">))</text:span> <text:span text:style-name="T2">return</text:span> 0<text:span text:style-name="T2">;</text:span></text:p>
            <text:p text:style-name="P1"><text:span text:style-name="T1">69: </text:span><text:s text:c="20"/><text:span text:style-name="T3">/* Em caso de erro, retorna e volta, fazendo backtracking */</text:span></text:p>
            <text:p text:style-name="P1"><text:span text:style-name="T1">70: </text:span><text:s text:c="20"/><text:span text:style-name="T2">else</text:span> *<text:span text:style-name="T2">(</text:span>matriz+offset<text:span text:style-name="T2">)</text:span>=0<text:span text:style-name="T2">;</text:span></text:p>
            <text:p text:style-name="P1"><text:span text:style-name="T1">71: </text:span><text:s text:c="12"/><text:span text:style-name="T2">}</text:span></text:p>
            <text:p text:style-name="P1"><text:span text:style-name="T1">72: </text:span><text:s text:c="4"/><text:span text:style-name="T2">}</text:span> <text:span text:style-name="T2">return</text:span> 1<text:span text:style-name="T2">;</text:span></text:p>
            <text:p text:style-name="P4"><text:span text:style-name="T1">73: </text:span><text:span text:style-name="T2">}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style:font-name="Bitstream Vera Sans" fo:font-size="8pt" style:font-size-asian="8pt" style:font-size-complex="8pt"/>
    </style:style>
    <style:page-layout style:name="pm1">
      <style:page-layout-properties fo:page-width="21.001cm" fo:page-height="29.7cm" style:num-format="1" style:print-orientation="portrait" fo:margin-top="2cm" fo:margin-bottom="1.499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p text:style-name="P1"><text:title>Trabalho Prático I - AEDSIII</text:title><text:tab/><text:tab/><text:subject>Anexo 3 - logic.c</text:subjec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Trabalho Prático I - AEDSIII</dc:title>
    <dc:subject>Anexo 3 - logic.c</dc:subject>
    <meta:initial-creator>Gustavo Campos</meta:initial-creator>
    <meta:creation-date>2006-10-11T01:29:33</meta:creation-date>
    <dc:creator>Gustavo Campos</dc:creator>
    <dc:date>2006-10-11T01:43:23</dc:date>
    <dc:language>en-US</dc:language>
    <meta:editing-cycles>5</meta:editing-cycles>
    <meta:editing-duration>PT9M18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4" meta:word-count="316" meta:character-count="2151"/>
  </office:meta>
</office:document-meta>
</file>